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46793" officeooo:paragraph-rsid="00146793"/>
    </style:style>
    <style:style style:name="P2" style:family="paragraph" style:parent-style-name="Standard">
      <style:text-properties fo:language="en" fo:country="US" officeooo:rsid="001835e9" officeooo:paragraph-rsid="001835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one catalog project ideas</text:p>
      <text:p text:style-name="P1"/>
      <text:p text:style-name="P1">A simple phone catalog Page</text:p>
      <text:p text:style-name="P1"/>
      <text:p text:style-name="P1">The user can search phones by</text:p>
      <text:p text:style-name="P1">Brand</text:p>
      <text:p text:style-name="P1">Model Name</text:p>
      <text:p text:style-name="P1">Model Code</text:p>
      <text:p text:style-name="P1">Launch Year</text:p>
      <text:p text:style-name="P1">Operating System</text:p>
      <text:p text:style-name="P1">Price Tag?</text:p>
      <text:p text:style-name="P1"/>
      <text:p text:style-name="P1">Filtering through drop boxes</text:p>
      <text:p text:style-name="P1"/>
      <text:p text:style-name="P1"/>
      <text:p text:style-name="P1">Future efforts</text:p>
      <text:p text:style-name="P2">Need to plan a more complex MVC model</text:p>
      <text:p text:style-name="P1">Include phone images in pages</text:p>
      <text:p text:style-name="P1">Gallery</text:p>
      <text:p text:style-name="P1">Comment syste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16:41:10.461000000</meta:creation-date>
    <dc:date>2013-11-30T19:41:56.320000000</dc:date>
    <meta:editing-duration>PT2H45M34S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5" meta:word-count="48" meta:character-count="274" meta:non-whitespace-character-count="241"/>
  </office:meta>
</office:document-meta>
</file>